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Courier New" fo:font-size="10pt" style:font-size-asian="10pt" style:font-size-complex="10pt"/>
    </style:style>
    <style:style style:name="P2" style:parent-style-name="Normal" style:family="paragraph">
      <style:text-properties style:font-name="Courier New" fo:font-size="10pt" style:font-size-asian="10pt" style:font-size-complex="10pt"/>
    </style:style>
    <style:style style:name="P3" style:parent-style-name="Normal" style:family="paragraph">
      <style:text-properties style:font-name="Courier New" fo:font-size="10pt" style:font-size-asian="10pt" style:font-size-complex="10pt"/>
    </style:style>
    <style:style style:name="P4" style:parent-style-name="Normal" style:family="paragraph">
      <style:text-properties style:font-name="Courier New" fo:font-size="10pt" style:font-size-asian="10pt" style:font-size-complex="10pt"/>
    </style:style>
    <style:style style:name="P5" style:parent-style-name="Normal" style:family="paragraph">
      <style:text-properties style:font-name="Courier New" fo:font-size="10pt" style:font-size-asian="10pt" style:font-size-complex="10pt"/>
    </style:style>
    <style:style style:name="P6" style:parent-style-name="Normal" style:family="paragraph">
      <style:text-properties style:font-name="Courier New" fo:font-size="10pt" style:font-size-asian="10pt" style:font-size-complex="10pt"/>
    </style:style>
    <style:style style:name="P7" style:parent-style-name="Normal" style:family="paragraph">
      <style:text-properties style:font-name="Courier New" fo:font-size="10pt" style:font-size-asian="10pt" style:font-size-complex="10pt"/>
    </style:style>
    <style:style style:name="P8" style:parent-style-name="Normal" style:family="paragraph">
      <style:text-properties style:font-name="Courier New" fo:font-size="10pt" style:font-size-asian="10pt" style:font-size-complex="10pt"/>
    </style:style>
    <style:style style:name="P9" style:parent-style-name="Normal" style:family="paragraph">
      <style:text-properties style:font-name="Courier New" fo:font-size="10pt" style:font-size-asian="10pt" style:font-size-complex="10pt"/>
    </style:style>
    <style:style style:name="P10" style:parent-style-name="Normal" style:family="paragraph">
      <style:text-properties style:font-name="Courier New" fo:font-size="10pt" style:font-size-asian="10pt" style:font-size-complex="10pt"/>
    </style:style>
    <style:style style:name="P11" style:parent-style-name="Normal" style:family="paragraph">
      <style:text-properties style:font-name="Courier New" fo:font-size="10pt" style:font-size-asian="10pt" style:font-size-complex="10pt"/>
    </style:style>
    <style:style style:name="P12" style:parent-style-name="Normal" style:family="paragraph">
      <style:text-properties style:font-name="Courier New" fo:font-size="10pt" style:font-size-asian="10pt" style:font-size-complex="10pt"/>
    </style:style>
    <style:style style:name="P13" style:parent-style-name="Normal" style:family="paragraph">
      <style:text-properties style:font-name="Courier New" fo:font-size="10pt" style:font-size-asian="10pt" style:font-size-complex="10pt"/>
    </style:style>
    <style:style style:name="TableColumn15" style:family="table-column">
      <style:table-column-properties style:column-width="0.9194in"/>
    </style:style>
    <style:style style:name="TableColumn16" style:family="table-column">
      <style:table-column-properties style:column-width="0.7541in"/>
    </style:style>
    <style:style style:name="TableColumn17" style:family="table-column">
      <style:table-column-properties style:column-width="0.7437in"/>
    </style:style>
    <style:style style:name="TableColumn18" style:family="table-column">
      <style:table-column-properties style:column-width="0.7569in"/>
    </style:style>
    <style:style style:name="TableColumn19" style:family="table-column">
      <style:table-column-properties style:column-width="0.7708in"/>
    </style:style>
    <style:style style:name="TableColumn20" style:family="table-column">
      <style:table-column-properties style:column-width="0.7743in"/>
    </style:style>
    <style:style style:name="TableColumn21" style:family="table-column">
      <style:table-column-properties style:column-width="0.7694in"/>
    </style:style>
    <style:style style:name="TableColumn22" style:family="table-column">
      <style:table-column-properties style:column-width="0.7722in"/>
    </style:style>
    <style:style style:name="Table14" style:family="table">
      <style:table-properties style:width="6.2611in" fo:margin-left="0in" table:align="lef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</style:style>
    <style:style style:name="TableRow210" style:family="table-row">
      <style:table-row-properties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</style:style>
    <style:style style:name="TableRow227" style:family="table-row">
      <style:table-row-properties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</style:style>
    <style:style style:name="TableRow261" style:family="table-row">
      <style:table-row-properties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</style:style>
    <style:style style:name="TableRow278" style:family="table-row">
      <style:table-row-properties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bottom="0in" fo:line-height="100%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/>
    </style:style>
    <style:style style:name="TableRow295" style:family="table-row">
      <style:table-row-properties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00%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 fo:line-height="100%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</style:style>
    <style:style style:name="TableRow312" style:family="table-row">
      <style:table-row-properties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100%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 fo:line-height="100%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 fo:line-height="100%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 fo:line-height="100%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in" fo:line-height="100%"/>
    </style:style>
    <style:style style:name="TableRow329" style:family="table-row">
      <style:table-row-properties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 fo:line-height="100%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 fo:line-height="100%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00%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 fo:line-height="100%"/>
    </style:style>
    <style:style style:name="TableRow346" style:family="table-row">
      <style:table-row-properties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 fo:line-height="100%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 fo:line-height="100%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100%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margin-bottom="0in" fo:line-height="100%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margin-bottom="0in" fo:line-height="100%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margin-bottom="0in" fo:line-height="100%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BEGIN FUNCTION bubbelsort(data as LIST of STRING)</text:p>
      <text:p text:style-name="P2">    Boolean items_have_changed = True</text:p>
      <text:p text:style-name="P3">    WHILE items_have_changed:</text:p>
      <text:p text:style-name="P4">        items_have_changed = False</text:p>
      <text:p text:style-name="P5">        FOR<text:s/>Integer<text:s/>i=0 to i=data.LENGTH-1</text:p>
      <text:p text:style-name="P6">            String a = data[i]</text:p>
      <text:p text:style-name="P7">            String b = data[i+1]</text:p>
      <text:p text:style-name="P8">            if (a &gt; b):</text:p>
      <text:p text:style-name="P9">                data[i] = b</text:p>
      <text:p text:style-name="P10">                data[i+1] = a</text:p>
      <text:p text:style-name="P11">                items_have_changed = True</text:p>
      <text:p text:style-name="P12">    RETURN data</text:p>
      <text:p text:style-name="P13">END FUNCTION</text:p>
      <text:p text:style-name="Normal"/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changed</text:p>
          </table:table-cell>
          <table:table-cell table:style-name="TableCell26">
            <text:p text:style-name="P27">i</text:p>
          </table:table-cell>
          <table:table-cell table:style-name="TableCell28">
            <text:p text:style-name="P29">a</text:p>
          </table:table-cell>
          <table:table-cell table:style-name="TableCell30">
            <text:p text:style-name="P31">b</text:p>
          </table:table-cell>
          <table:table-cell table:style-name="TableCell32">
            <text:p text:style-name="P33">0</text:p>
          </table:table-cell>
          <table:table-cell table:style-name="TableCell34">
            <text:p text:style-name="P35">1</text:p>
          </table:table-cell>
          <table:table-cell table:style-name="TableCell36">
            <text:p text:style-name="P37">2</text:p>
          </table:table-cell>
          <table:table-cell table:style-name="TableCell38">
            <text:p text:style-name="P39">3</text:p>
          </table:table-cell>
        </table:table-row>
        <table:table-row table:style-name="TableRow40"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>B</text:p>
          </table:table-cell>
          <table:table-cell table:style-name="TableCell51">
            <text:p text:style-name="P52">D</text:p>
          </table:table-cell>
          <table:table-cell table:style-name="TableCell53">
            <text:p text:style-name="P54">C</text:p>
          </table:table-cell>
          <table:table-cell table:style-name="TableCell55">
            <text:p text:style-name="P56">A</text:p>
          </table:table-cell>
        </table:table-row>
        <table:table-row table:style-name="TableRow57"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</table:table-row>
        <table:table-row table:style-name="TableRow244"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</table:table-row>
        <table:table-row table:style-name="TableRow261"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</table:table-row>
        <table:table-row table:style-name="TableRow278"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</table:table-row>
        <table:table-row table:style-name="TableRow295"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</table:table-row>
        <table:table-row table:style-name="TableRow312"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</table:table-row>
        <table:table-row table:style-name="TableRow329"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</table:table-row>
        <table:table-row table:style-name="TableRow346"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an Callaghan</meta:initial-creator>
    <dc:creator>Allan Callaghan</dc:creator>
    <meta:creation-date>2020-10-10T09:52:00Z</meta:creation-date>
    <dc:date>2020-10-10T09:52:00Z</dc:date>
    <meta:template xlink:href="Normal.dotm" xlink:type="simple"/>
    <meta:editing-cycles>2</meta:editing-cycles>
    <meta:editing-duration>PT60S</meta:editing-duration>
    <meta:document-statistic meta:page-count="1" meta:paragraph-count="1" meta:word-count="91" meta:character-count="612" meta:row-count="4" meta:non-whitespace-character-count="522"/>
  </office:meta>
</office:document-meta>
</file>